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Moderator</text:h>
      <text:p text:style-name="Text_20_body">Entièrement testé avec jUnit. Les tests valide la classe abstraite <text:span text:style-name="T1">Person</text:span><text:span text:style-name="T2"> via le constructeur de </text:span><text:span text:style-name="T1">Moderator</text:span><text:span text:style-name="T2">.</text:span></text:p>
      <text:h text:style-name="Heading_20_1" text:outline-level="1"><text:span text:style-name="T2">User</text:span></text:h>
      <text:p text:style-name="Text_20_body"><text:span text:style-name="T2">Les tests valide la classe abstraite </text:span><text:span text:style-name="T1">Person</text:span><text:span text:style-name="T2"> via le constructeur de </text:span><text:span text:style-name="T1">User</text:span><text:span text:style-name="T2">.</text:span></text:p>
      <text:p text:style-name="Text_20_body"><text:span text:style-name="T2">===&gt; Absence de stub pour les 3 méthodes propre à User &lt;===</text:span></text:p>
      <text:h text:style-name="Heading_20_1" text:outline-level="1"><text:span text:style-name="T2">Account</text:span></text:h>
      <text:p text:style-name="Text_20_body"><text:span text:style-name="T2">Ajout de l'initialisation </text:span><text:span text:style-name="T1">credit=0</text:span><text:span text:style-name="T2"> dans le construct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4:54:02</meta:creation-date>
    <dc:date>2012-09-21T15:03:32</dc:date>
    <meta:editing-duration>P0D</meta:editing-duration>
    <meta:editing-cycles>1</meta:editing-cycles>
    <meta:document-statistic meta:table-count="0" meta:image-count="0" meta:object-count="0" meta:page-count="1" meta:paragraph-count="7" meta:word-count="53" meta:character-count="303" meta:non-whitespace-character-count="274"/>
    <meta:generator>LibreOffice/3.5$Linux_X86_64 LibreOffice_project/350m1$Build-2</meta:generator>
  </office:meta>
</office:document-meta>
</file>